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16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8.5cm" fo:min-width="16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7.25cm" fo:min-width="16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cm" fo:min-width="16.25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25cm" svg:height="1.25cm" svg:x="7.5cm" svg:y="1.5cm">
          <draw:text-box>
            <text:p text:style-name="P1"><text:span text:style-name="T1">ARTICLE - PAGE</text:span></text:p>
          </draw:text-box>
        </draw:frame>
        <draw:custom-shape draw:style-name="gr2" draw:text-style-name="P3" draw:layer="layout" svg:width="16.75cm" svg:height="1.75cm" svg:x="2.003cm" svg:y="5.197cm">
          <text:p text:style-name="P3">TIT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5cm" svg:height="1.25cm" svg:x="2cm" svg:y="3.25cm">
          <text:p text:style-name="P3">AUTHO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5cm" svg:height="1.25cm" svg:x="15cm" svg:y="3.25cm">
          <text:p text:style-name="P3">VOT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5cm" svg:height="1.25cm" svg:x="8.55cm" svg:y="3.25cm">
          <text:p text:style-name="P3">VOT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75cm" svg:height="8.75cm" svg:x="2cm" svg:y="7.35cm">
          <text:p text:style-name="P3">BOD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6.75cm" svg:height="7.5cm" svg:x="2cm" svg:y="16.647cm">
          <text:p text:style-name="P3">COMMENT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6.75cm" svg:height="3.25cm" svg:x="2cm" svg:y="24.75cm">
          <text:p text:style-name="P3">POST COMM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1:20:19.536761798</meta:creation-date>
    <dc:date>2022-07-25T11:29:26.954651989</dc:date>
    <meta:editing-duration>PT9M7S</meta:editing-duration>
    <meta:editing-cycles>1</meta:editing-cycles>
    <meta:document-statistic meta:object-count="8"/>
    <meta:generator>LibreOffice/7.3.4.2$Linux_X86_64 LibreOffice_project/30$Build-2</meta:generator>
  </office:meta>
</office:document-meta>
</file>